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85a7" officeooo:paragraph-rsid="000d85a7"/>
    </style:style>
    <style:style style:name="P2" style:family="paragraph" style:parent-style-name="Standard">
      <style:text-properties fo:language="ru" fo:country="RU" officeooo:rsid="000ae086" officeooo:paragraph-rsid="000ae086"/>
    </style:style>
    <style:style style:name="P3" style:family="paragraph" style:parent-style-name="Standard">
      <style:text-properties fo:language="ru" fo:country="RU" officeooo:rsid="000c5fd6" officeooo:paragraph-rsid="000c5fd6"/>
    </style:style>
    <style:style style:name="P4" style:family="paragraph" style:parent-style-name="Standard">
      <style:text-properties fo:language="ru" fo:country="RU" officeooo:rsid="000d85a7" officeooo:paragraph-rsid="000d85a7"/>
    </style:style>
    <style:style style:name="P5" style:family="paragraph" style:parent-style-name="Standard">
      <style:text-properties fo:language="ru" fo:country="RU" officeooo:rsid="000dc57b" officeooo:paragraph-rsid="000dc57b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метить подключившихся</text:p>
      <text:p text:style-name="P2">Про себя, про курс "Системный администратор"</text:p>
      <text:p text:style-name="P2">Кто с каких городов?</text:p>
      <text:p text:style-name="P2">Какие специальности есть в Самарском университете<text:span text:style-name="T1">: </text:span><text:a xlink:type="simple" xlink:href="https://ssau.ru/education/program" text:style-name="Internet_20_link" text:visited-style-name="Visited_20_Internet_20_Link">https://ssau.ru/education/program</text:a></text:p>
      <text:p text:style-name="P2"><text:a xlink:type="simple" xlink:href="https://priem.ssau.ru/#/get_fac/2/bac" text:style-name="Internet_20_link" text:visited-style-name="Visited_20_Internet_20_Link"><text:span text:style-name="T1">https://priem.ssau.ru/#/get_fac/2/bac</text:span></text:a></text:p>
      <text:p text:style-name="P2">Рейтинг университетов <text:a xlink:type="simple" xlink:href="https://www.topuniversities.com/university-rankings/world-university-rankings/2022" text:style-name="Internet_20_link" text:visited-style-name="Visited_20_Internet_20_Link">https://www.topuniversities.com/university-rankings/world-university-rankings/2022</text:a></text:p>
      <text:p text:style-name="P2">Кто собирается поступать в университет/колледж?</text:p>
      <text:p text:style-name="P3">Олимпиадное программирование <text:a xlink:type="simple" xlink:href="https://academy.yandex.ru/posts/sport-dlya-razrabotchikov-kak-ustroeno-olimpiadnoe-programmirovanie" text:style-name="Internet_20_link" text:visited-style-name="Visited_20_Internet_20_Link">https://academy.yandex.ru/posts/sport-dlya-razrabotchikov-kak-ustroeno-olimpiadnoe-programmirovanie</text:a></text:p>
      <text:p text:style-name="P4">Важность поступления на бюджет</text:p>
      <text:p text:style-name="P4">Общежитие</text:p>
      <text:p text:style-name="P4"/>
      <text:p text:style-name="P4">Программы обмена</text:p>
      <text:p text:style-name="P4"><text:span text:style-name="T1">DAAD </text:span>https://www.daad.ru/ru/ </text:p>
      <text:p text:style-name="P1">Erasmus http://erasmusplusinrussia.ru/index.php/ru/home-ru-ru</text:p>
      <text:p text:style-name="P4">Глобальное образование http://educationglobal.ru/</text:p>
      <text:p text:style-name="P4"/>
      <text:p text:style-name="P4">Основные программы <text:span text:style-name="T1">Computer Science https://github.com/j-avdeev/SchoolCourse/blob/master/ProfOrient.pdf</text:span></text:p>
      <text:p text:style-name="P4"><text:span text:style-name="T1"/></text:p>
      <text:p text:style-name="P5">Презентация Ладуги: разработка электроники, электромобиль</text:p>
      <text:p text:style-name="P5"/>
      <text:p text:style-name="P5">История создания интернета</text:p>
      <text:p text:style-name="P5"/>
      <text:p text:style-name="P5">Задания:</text:p>
      <text:p text:style-name="P5">https://www.w3schools.com/</text:p>
      <text:p text:style-name="P5">https://www.typingclub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1:42:51.753000000</meta:creation-date>
    <dc:date>2021-11-30T22:38:43.926000000</dc:date>
    <meta:editing-duration>PT5M11S</meta:editing-duration>
    <meta:editing-cycles>1</meta:editing-cycles>
    <meta:document-statistic meta:table-count="0" meta:image-count="0" meta:object-count="0" meta:page-count="1" meta:paragraph-count="20" meta:word-count="61" meta:character-count="928" meta:non-whitespace-character-count="886"/>
    <meta:generator>LibreOffice/7.1.5.2$Windows_X86_64 LibreOffice_project/85f04e9f809797b8199d13c421bd8a2b025d52b5</meta:generator>
  </office:meta>
</office:document-meta>
</file>